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95">
            <text:p>95</text:p>
          </table:table-cell>
          <table:table-cell table:style-name="ce150" table:formula="of:=COUNTIF([.L$7:.L$732];[.$J2])" office:value-type="float" office:value="95">
            <text:p>95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0">
            <text:p>0</text:p>
          </table:table-cell>
          <table:table-cell table:style-name="ce150" table:formula="of:=COUNTIF([.L$7:.L$732];[.$J3])" office:value-type="float" office:value="0">
            <text:p>0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</text:span><text:span text:style-name="T5">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</text:span><text:span text:style-name="T14">will be shown 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8" office:value-type="string">
            <text:p><text:a xlink:href="https://jira.exoplatform.org/browse/TESTVN-5680">TESTVN-5680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</text:span><text:span text:style-name="T5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office:value-type="string">
            <text:p><text:a xlink:href="https://jira.exoplatform.org/browse/TESTVN-5681">TESTVN-568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message the characters do not </text:span><text:span text:style-name="T13">allowed </text:span></text:p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</text:span><text:span text:style-name="T14">If 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</text:span><text:span text:style-name="T13">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office:value-type="string">
            <text:p><text:a xlink:href="https://jira.exoplatform.org/browse/TESTVN-5701">TESTVN-570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08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3T08:58:20</dc:date>
    <meta:editing-cycles>340</meta:editing-cycles>
    <meta:editing-duration>P3DT23H19M22S</meta:editing-duration>
    <dc:creator>exoplatform </dc:creator>
    <meta:document-statistic meta:table-count="4" meta:cell-count="2013" meta:object-count="1"/>
    <meta:user-defined meta:name="Info 1"/>
    <meta:user-defined meta:name="Info 2"/>
    <meta:user-defined meta:name="Info 3"/>
    <meta:user-defined meta:name="Info 4"/>
  </office:meta>
</office:document-meta>
</file>